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toreJanitor.relaunch( final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StoreJanitor.service( final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StoreJanitor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StoreJanito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toreJanito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StoreJani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